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widows="2" fo:orphans="2" fo:break-before="page" fo:text-align="center" fo:margin-bottom="0.1041in"/>
    </style:style>
    <style:style style:name="T3" style:parent-style-name="Основнойшрифтабзаца" style:family="text">
      <style:text-properties fo:font-weight="bold" style:font-weight-asian="bold" fo:color="#333333" fo:font-size="14pt" style:font-size-asian="14pt" style:font-size-complex="14pt"/>
    </style:style>
    <style:style style:name="T4" style:parent-style-name="Основнойшрифтабзаца" style:family="text">
      <style:text-properties fo:font-weight="bold" style:font-weight-asian="bold" fo:color="#333333" fo:font-size="14pt" style:font-size-asian="14pt" style:font-size-complex="14pt"/>
    </style:style>
    <style:style style:name="P5" style:parent-style-name="Textbody" style:family="paragraph">
      <style:paragraph-properties fo:widows="2" fo:orphans="2" fo:margin-bottom="0.1041in"/>
      <style:text-properties style:font-name="helvetica neue" fo:color="#333333" fo:font-size="10.5pt" style:font-size-asian="10.5pt"/>
    </style:style>
    <style:style style:name="P6" style:parent-style-name="Textbody" style:family="paragraph">
      <style:paragraph-properties fo:widows="2" fo:orphans="2" fo:margin-bottom="0in"/>
      <style:text-properties fo:color="#333333"/>
    </style:style>
    <style:style style:name="P7" style:parent-style-name="Textbody" style:family="paragraph">
      <style:paragraph-properties fo:widows="2" fo:orphans="2" fo:margin-bottom="0in"/>
      <style:text-properties fo:color="#333333"/>
    </style:style>
    <style:style style:name="P8" style:parent-style-name="Textbody" style:family="paragraph">
      <style:paragraph-properties fo:widows="2" fo:orphans="2" fo:margin-bottom="0in"/>
      <style:text-properties fo:color="#333333"/>
    </style:style>
    <style:style style:name="P9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0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1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2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3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4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5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6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7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8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19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0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1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2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3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4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5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6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7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8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29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30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31" style:parent-style-name="Textbody" style:family="paragraph">
      <style:paragraph-properties fo:widows="2" fo:orphans="2" fo:margin-bottom="0.1041in"/>
      <style:text-properties fo:color="#333333" fo:font-size="14pt" style:font-size-asian="14pt" style:font-size-complex="14pt"/>
    </style:style>
    <style:style style:name="P32" style:parent-style-name="Textbody" style:family="paragraph">
      <style:paragraph-properties fo:widows="2" fo:orphans="2" fo:margin-bottom="0.1041in"/>
    </style:style>
    <style:style style:name="T33" style:parent-style-name="StrongEmphasis" style:family="text">
      <style:text-properties fo:color="#333333" fo:font-size="14pt" style:font-size-asian="14pt" style:font-size-complex="14pt"/>
    </style:style>
    <style:style style:name="P34" style:parent-style-name="Textbody" style:list-style-name="LFO1" style:family="paragraph">
      <style:paragraph-properties fo:widows="2" fo:orphans="2" fo:text-align="justify" fo:margin-bottom="0.1041in"/>
      <style:text-properties fo:color="#333333" fo:font-size="14pt" style:font-size-asian="14pt" style:font-size-complex="14pt"/>
    </style:style>
    <style:style style:name="P35" style:parent-style-name="Textbody" style:list-style-name="LFO1" style:family="paragraph">
      <style:paragraph-properties fo:widows="2" fo:orphans="2" fo:text-align="justify" fo:margin-bottom="0.1041in"/>
      <style:text-properties fo:color="#333333" fo:font-size="14pt" style:font-size-asian="14pt" style:font-size-complex="14pt"/>
    </style:style>
    <style:style style:name="P36" style:parent-style-name="Textbody" style:list-style-name="LFO1" style:family="paragraph">
      <style:paragraph-properties fo:widows="2" fo:orphans="2" fo:text-align="justify" fo:margin-bottom="0.1041in"/>
      <style:text-properties fo:color="#333333"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3">ИСПОЛЬЗОВАНИЕ НЕТРАДИЦИОННОГО ОБОРУДОВАНИЯ В РАБОТЕ ПО ЗДОРОВЬЕ</text:span><text:span text:style-name="T4">СБЕРЕЖЕНИЮ МЛАДШИХ ДОШКОЛЬНИКОВ</text:span></text:p>
      <text:p text:style-name="P5"/>
      <text:p text:style-name="P6">Автор:<text:s/>Карпухина Н.<text:s/>В.</text:p>
      <text:p text:style-name="P7">Должность: Воспитатель</text:p>
      <text:p text:style-name="P8"/>
      <text:p text:style-name="P9">Дошкольное детство ¾ период формирования здоровья ребенка, развития у него физических навыков и умений. Однако в современном обществе наблюдается тенденция к сокращению и ограничению самостоятельной двигательной активности детей.</text:p>
      <text:p text:style-name="P10">Физическое развитие рассматривается многими авторами как процесс роста и биологического созревания ребенка. Традиционно характеристиками физического развития выступают морфологические (скорость роста, прирост массы тела, последовательность увеличения различных частей организма и их пропорций и т.д.) и функциональные свойства организма, которые зависят не только от наследственности, но и социально-бытовых условий жизни дошкольника.</text:p>
      <text:p text:style-name="P11">Федеральный государственный образовательный стандарт дошкольного образования определяет следующие задачи физического развития: развитие физических качеств, накопление и обогащение двигательного опыта, формирование у воспитанников потребности в двигательной активности и физическом совершенствовании.</text:p>
      <text:p text:style-name="P12">К особенностям физического развития младших дошкольников в условиях дошкольной образовательной организации относятся: четкое понимание анатомо-физиологических особенностей, особенностей физического и психического развития дошкольников, грамотное построение двигательного режима и<text:s/>применение эффективных средств физического развития. К средствам физического развития можно отнести средства, применяемые во время физкультурного занятия, которое является основной формой организованного обучения детей физическим упражнениям, тренировки систем и функций организма, а также средства предметно-развивающей среды [1].</text:p>
      <text:p text:style-name="P13">Одним из важнейших средств физического развития младших дошкольников является предметно-пространственная развивающая среда. Одной из основных задач считается обогащение среды такими элементами, которые бы стимулировали физическое развитие младших дошкольников через познавательную, двигательную и иную активность.</text:p>
      <text:p text:style-name="P14">На наш взгляд, необходимо вести поиск новых подходов для привлечения младших дошкольников к занятиям физкультурой, развивать интерес к движению, следовательно, среда должна побуждать детей к двигательной<text:s/><text:soft-page-break/>активности, давать им возможность выполнять разнообразные движения, испытывая от этого положительные эмоции.</text:p>
      <text:p text:style-name="P15">Младший дошкольный возраст отличается повышенной заинтересованностью в игровой деятельности, любознательностью, неустойчивостью мотивов, эмоциональностью, двигательной расторможенностью. Младших дошкольников больше привлекают необычные, нетрадиционные виды образовательной деятельности. Заинтересованность младшего дошкольника в той или иной деятельности позволяет говорить о приближении к положительному результату педагогического воздействия. Следовательно, нестандартный подход к организации деятельности по физическому развитию младших дошкольников будет особенно эффективным.</text:p>
      <text:p text:style-name="P16">Наличие разнообразного нетрадиционного физкультурного оборудования в дошкольной образовательной организации особенно эффективно для формирования у детей интереса к физической культуре</text:p>
      <text:p text:style-name="P17">Применение нетрадиционного физкультурного оборудования в физическом<text:s/>развитии младших дошкольников соответствует психофизическим особенностям возраста, повышает интерес младших дошкольников к занятиям, способствует формированию у воспитанников потребности в двигательной активности и физическом совершенствовании, способствует развитию физических качеств (скоростных, силовых, гибкости, выносливости и координации) и позволяет в интересной форме и через положительные эмоции накапливать и обогащать двигательный опыт детей.</text:p>
      <text:p text:style-name="P18">Эффективный способ повышения двигательной активности детей, овладение ими основными движениями ¾ это игра, частая смена движений, амплитуды, темпа и, конечно, использование яркого, необычного оборудования. Практика показала, что занятия с использованием нестандартного оборудования, сделанного своими руками, больше нравится детям. Оно яркое, образное, малогабаритное, универсальное, легко трансформируется при минимальной затрате времени и способствует созданию благоприятного эмоционального настроя. А также проведение физкультуры с использованием нестандартного оборудования позволяет более быстро и качественно формировать двигательные умения и навыки, способствует повышению интереса к занятиям спортом. Упражнения с использованием нестандартного оборудования направлены на укрепление здоровья, улучшение физической подготовленности и повышение функциональных возможностей организма детей.</text:p>
      <text:p text:style-name="P19">Применение нетрадиционных пособий вносит разнообразие в физические занятия и эффекты новизны, позволяет шире использовать знакомые упражнения, варьировать задания. Нетрадиционное оборудование объединяет физкультуру с игрой, что создает условия для наиболее полного самовыражения ребенка в двигательной деятельности [2].</text:p>
      <text:soft-page-break/>
      <text:p text:style-name="P20">Известно, что предметно-пространственная развивающая среда создается педагогами для развития индивидуальности каждого ребенка с учетом его возможностей, уровня активности и интересов. Нетрадиционное физкультурное оборудование, являясь частью предметно-пространственной развивающей среды, соответствует ее основным принципам.</text:p>
      <text:p text:style-name="P21">Насыщенность среды достигается за счет включения нетрадиционного физкультурного оборудования как средства обучения, которое позволяет обеспечить игровую, познавательную, исследовательскую и творческую активность всех категорий детей, экспериментирование с материалами, доступными детям; двигательную активность, в том числе развитие крупной и мелкой моторики, участие в подвижных играх и соревнованиях; эмоциональное благополучие детей во взаимодействии с предметно-пространственным окружением; возможность самовыражения детей младшего дошкольного возраста.</text:p>
      <text:p text:style-name="P22">Трансформируемость обеспечивается возможностью нетрадиционного физкультурного оборудования изменять предметно-пространственную среду в зависимости от образовательной ситуации, в том числе меняющихся интересов и возможностей младших дошкольников.</text:p>
      <text:p text:style-name="P23">Полифункциональность заключается в возможности разнообразного использования составляющих развивающей предметно-пространственной среды в разных видах детской активности.</text:p>
      <text:p text:style-name="P24">Вариативность нетрадиционного физкультурного оборудования в том, что оно может использоваться в<text:s/>различных пространствах (игровом, индивидуальном, конструктивном, творческом) и периодической смены игрового материала, появления новых предметов, обеспечивающих свободный выбор детей и стимулирующих разные виды детской деятельности.</text:p>
      <text:p text:style-name="P25">Принцип доступности реализуется в обеспечении свободного доступа младших дошкольников к нетрадиционным играм, игрушкам, материалам, пособиям, обеспечивающим все основные виды детской активности.</text:p>
      <text:p text:style-name="P26">Главное требование ко всем видам физкультурного оборудования ¾ это его безопасность. Нетрадиционное физкультурное оборудование изготавливается из безопасных для дошкольников материалов и соответствует требованиям по обеспечению надежности и безопасности его использования, такими, как СанПиН и правила пожарной безопасности.</text:p>
      <text:p text:style-name="P27">Выполнение упражнений с нестандартным физкультурным оборудованием повышает интерес к занятиям, улучшает качество выполнения упражнений. Младших дошкольников привлекает неординарная задумка, яркость цвета, интересные формы. В результате применения данного оборудования у<text:s/>детей появляется заинтересованность выполнять упражнения качественно.</text:p>
      <text:soft-page-break/>
      <text:p text:style-name="P28">Большинство детей с удовольствием выполняют упражнения с нестандартным оборудованием, активно используют атрибуты в подвижных играх как на занятиях по двигательной активности, так и на прогулках.</text:p>
      <text:p text:style-name="P29">Итак, нетрадиционное физкультурное оборудование как часть предметно-пространственной развивающей среды направлено на то, чтобы сделать образовательный процесс более интересным, формы работы с детьми более вариативными, повысить результативность дошкольного образования и способствовать формированию у детей новых компетенций, отвечающих современным требованиям.</text:p>
      <text:p text:style-name="P30">Таким образом, нетрадиционное физкультурное оборудование ¾ это оборудование, сделанное своими руками из различных средств и материалов, в том числе бросовых, которое применяется в работе по физическому развитию дошкольников и решает ряд специфических задач. Благодаря соответствию основным принципам и требованиям к предметно-пространственной развивающей среде и новаторскому подходу к созданию и<text:s/>оформлению нетрадиционного физкультурного оборудования, оно способствует формированию у дошкольников потребности в двигательной активности и физическом совершенствовании.</text:p>
      <text:p text:style-name="P31"> </text:p>
      <text:p text:style-name="P32"><text:span text:style-name="T33">Литература:</text:span></text:p>
      <text:list text:style-name="LFO1" text:continue-numbering="true">
        <text:list-item>
          <text:p text:style-name="P34">Карабанова, О. А. Организация развивающей предметно-пространственной<text:s/>среды в соответствии с федеральным государственным образовательным стандартом дошкольного образования. Методические рекомендации для педагогических работников дошкольных образовательных организаций [Текст] / О. А. Карабанова, Э. Ф. Алиева, О. Р. Радионова,<text:s/>П. Д. Рабинович, Е. М. Марич. ¾ М.: Федеральный институт развития образования, 2014. ¾ 96 с.</text:p>
        </text:list-item>
        <text:list-item>
          <text:p text:style-name="P35">Проходцева, А. В. Инновационные технологии в ДОУ по физической культуре // Международный студенческий научный вестник [Электронный ресурс]. ¾ 2015. ¾ № 5-3. ¾ URL: http://www.eduherald.ru/ru/article/view?id=13754 (дата обращения: 05.10.2018).</text:p>
        </text:list-item>
        <text:list-item>
          <text:p text:style-name="P36">Физическое воспитание детей раннего и дошкольного возраста: теория, практика и перспективы: Сборник материалов Всероссийской с международным участием научно-практической конференции [Электронный ресурс] / под общей ред. Максимовой С. Ю., Финогеновой Н. В. ¾ Волгоград: ФГБОУ ВО «ВГАФК», ¾ 2018. ¾ 203 с. ¾ URL: http://www.vgafk.ru/info/sci/nir-on-state-task/ (дата обращения: 10.10.2018).</text:p>
        </text:list-item>
      </text:list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0416in" fo:margin-bottom="0.5in" fo:margin-right="0.7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t Blox</dc:creator>
    <meta:creation-date>2023-04-25T09:57:00Z</meta:creation-date>
    <dc:date>2023-04-25T11:40:00Z</dc:date>
    <meta:template xlink:href="Normal" xlink:type="simple"/>
    <meta:editing-cycles>2</meta:editing-cycles>
    <meta:editing-duration>PT540S</meta:editing-duration>
    <meta:document-statistic meta:page-count="4" meta:paragraph-count="19" meta:word-count="1422" meta:character-count="9511" meta:row-count="67" meta:non-whitespace-character-count="8108"/>
  </office:meta>
</office:document-meta>
</file>